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roboto-bold" svg:font-family="roboto-bold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officeooo:paragraph-rsid="000dede9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ede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0dede9" officeooo:paragraph-rsid="000dede9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T1" style:family="text">
      <style:text-properties fo:font-variant="normal" fo:text-transform="none" style:font-name="gg sans" fo:font-size="12pt" fo:letter-spacing="normal" fo:font-style="normal"/>
    </style:style>
    <style:style style:name="T2" style:family="text">
      <style:text-properties fo:font-variant="normal" fo:text-transform="none" style:font-name="gg sans" fo:font-size="12pt" fo:letter-spacing="normal" fo:font-style="normal" fo:font-weight="normal"/>
    </style:style>
    <style:style style:name="T3" style:family="text">
      <style:text-properties fo:font-variant="normal" fo:text-transform="none" fo:color="#002c75" loext:opacity="100%" style:font-name="roboto-bold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Qui édite le site (nom / société / SIRET) </text:span></text:p>
      <text:p text:style-name="P3"><text:span text:style-name="T2"/></text:p>
      <text:p text:style-name="P3"><text:span text:style-name="T2">WU Hairuo</text:span></text:p>
      <text:p text:style-name="P3"><text:span text:style-name="T2">CHUN TIAN</text:span></text:p>
      <text:p text:style-name="P3"><text:span text:style-name="T2">524 274 909 00018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ui l'héberge </text:span></text:p>
      <text:p text:style-name="P2"><text:span text:style-name="T2"/></text:p>
      <text:p text:style-name="P3"><text:span text:style-name="T2">OVH cloud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Responsable de publication </text:span></text:p>
      <text:p text:style-name="P2"><text:span text:style-name="T2"/></text:p>
      <text:p text:style-name="P3"><text:span text:style-name="T2">WU hairuo</text:span></text:p>
      <text:p text:style-name="P2"><text:span text:style-name="T2"/></text:p>
      <text:p text:style-name="P2"><text:span text:style-name="T2"/></text:p>
      <text:p text:style-name="P2"><text:span text:style-name="T2">Conditions de vente (si e-commerce) </text:span></text:p>
      <text:h text:style-name="P1" text:outline-level="1"><text:span text:style-name="Strong_20_Emphasis"><text:span text:style-name="T2"/></text:span></text:h>
      <text:h text:style-name="P1" text:outline-level="1"><text:span text:style-name="Strong_20_Emphasis"><text:span text:style-name="T1">Conditions Générales de Vente — chuntianprimeur.fr</text:span></text:span></text:h>
      <text:h text:style-name="Heading_20_2" text:outline-level="2">1. <text:span text:style-name="Strong_20_Emphasis">Objet</text:span></text:h>
      <text:p text:style-name="Text_20_body">Les présentes Conditions Générales de Vente (CGV) s’appliquent à l’ensemble des ventes de fruits, légumes et herbes fraîches proposées sur le site <text:span text:style-name="Strong_20_Emphasis">chuntianprimeur.fr</text:span>, exploité par la <text:span text:style-name="Strong_20_Emphasis">SARL CHUN TIAN</text:span>.<text:line-break/>Elles définissent les droits et obligations des parties dans le cadre de la vente et de la livraison de produits frais au domicile des clients.</text:p>
      <text:p text:style-name="Horizontal_20_Line"/>
      <text:h text:style-name="Heading_20_2" text:outline-level="2">2. <text:span text:style-name="Strong_20_Emphasis">Identité du vendeur</text:span></text:h>
      <text:p text:style-name="Text_20_body"><text:span text:style-name="Strong_20_Emphasis">SARL CHUN TIAN</text:span><text:line-break/>Adresse : 149 rue Jean Jaurès, 94800 Villejuif<text:line-break/>SIRET : 524 274 909 00018<text:line-break/>E-mail : chuntian94800@gmail.com<text:line-break/>Téléphone : 06 51 43 23 08</text:p>
      <text:p text:style-name="Horizontal_20_Line"/>
      <text:h text:style-name="Heading_20_2" text:outline-level="2"><text:soft-page-break/>3. <text:span text:style-name="Strong_20_Emphasis">Produits</text:span></text:h>
      <text:p text:style-name="Text_20_body">Les produits proposés à la vente sont :</text:p>
      <text:list text:style-name="L1">
        <text:list-item>
          <text:p text:style-name="P4">fruits frais,</text:p>
        </text:list-item>
        <text:list-item>
          <text:p text:style-name="P4">légumes frais,</text:p>
        </text:list-item>
        <text:list-item>
          <text:p text:style-name="P4">herbes fraîches.</text:p>
        </text:list-item>
      </text:list>
      <text:p text:style-name="Text_20_body">Les caractéristiques essentielles (origine, variété, conditionnement, prix) sont indiquées sur le site.<text:line-break/>Les fruits et légumes étant des produits <text:span text:style-name="Strong_20_Emphasis">vivants, naturels et périssables</text:span>, leur taille, forme ou couleur peuvent varier selon les saisons sans affecter leur qualité.</text:p>
      <text:p text:style-name="Horizontal_20_Line"/>
      <text:h text:style-name="Heading_20_2" text:outline-level="2">4. <text:span text:style-name="Strong_20_Emphasis">Prix</text:span></text:h>
      <text:p text:style-name="Text_20_body">Les prix sont indiqués en euros <text:span text:style-name="Strong_20_Emphasis">TTC</text:span> et ne comprennent pas les frais de livraison, affichés au moment de la validation de la commande.</text:p>
      <text:p text:style-name="Text_20_body">Les prix peuvent être révisés en fonction des arrivages et des fluctuations du marché, mais le tarif applicable reste celui affiché au moment de la commande.</text:p>
      <text:p text:style-name="Horizontal_20_Line"/>
      <text:h text:style-name="Heading_20_2" text:outline-level="2">5. <text:span text:style-name="Strong_20_Emphasis">Commande</text:span></text:h>
      <text:p text:style-name="Text_20_body">Le client effectue sa commande sur le site chuntianprimeur.fr en suivant les étapes suivantes :</text:p>
      <text:list text:style-name="L2">
        <text:list-item>
          <text:p text:style-name="P5">Sélection des produits</text:p>
        </text:list-item>
        <text:list-item>
          <text:p text:style-name="P5">Validation du panier</text:p>
        </text:list-item>
        <text:list-item>
          <text:p text:style-name="P5">Renseignement des informations de livraison</text:p>
        </text:list-item>
        <text:list-item>
          <text:p text:style-name="P5">Acceptation des présentes CGV</text:p>
        </text:list-item>
        <text:list-item>
          <text:p text:style-name="P5">Paiement par carte bancaire</text:p>
        </text:list-item>
      </text:list>
      <text:p text:style-name="Text_20_body">Une confirmation de commande est envoyée par e-mail.<text:line-break/>La commande devient définitive après paiement.</text:p>
      <text:p text:style-name="Horizontal_20_Line"/>
      <text:h text:style-name="Heading_20_2" text:outline-level="2">6. <text:span text:style-name="Strong_20_Emphasis">Produits vendus au poids</text:span></text:h>
      <text:p text:style-name="Text_20_body">Certains fruits et légumes peuvent être vendus <text:span text:style-name="Strong_20_Emphasis">au poids</text:span>.<text:line-break/>Le poids réel peut varier légèrement (+/- 5 %) lors de la préparation des commandes.<text:line-break/>Le montant facturé reste celui validé au moment de la commande.</text:p>
      <text:p text:style-name="Horizontal_20_Line"/>
      <text:h text:style-name="Heading_20_2" text:outline-level="2"><text:soft-page-break/></text:h>
      <text:h text:style-name="Heading_20_2" text:outline-level="2">7. <text:span text:style-name="Strong_20_Emphasis">Paiement</text:span></text:h>
      <text:p text:style-name="Text_20_body">Le seul mode de paiement accepté est le <text:span text:style-name="Strong_20_Emphasis">paiement par carte bancaire</text:span>.</text:p>
      <text:p text:style-name="Text_20_body">Le paiement est exigible immédiatement à la commande.</text:p>
      <text:p text:style-name="Horizontal_20_Line"/>
      <text:h text:style-name="Heading_20_2" text:outline-level="2">8. <text:span text:style-name="Strong_20_Emphasis">Livraison</text:span></text:h>
      <text:h text:style-name="Heading_20_3" text:outline-level="3"><text:span text:style-name="Strong_20_Emphasis">Zones de livraison</text:span></text:h>
      <text:list text:style-name="L3">
        <text:list-item>
          <text:p text:style-name="P6">Villejuif (94800)</text:p>
        </text:list-item>
        <text:list-item>
          <text:p text:style-name="P6">et les communes alentours (dans un rayon raisonnable autour de Villejuif)</text:p>
        </text:list-item>
      </text:list>
      <text:h text:style-name="Heading_20_3" text:outline-level="3"><text:span text:style-name="Strong_20_Emphasis">Horaires de livraison</text:span></text:h>
      <text:list text:style-name="L4">
        <text:list-item>
          <text:p text:style-name="P7">10h à 13h</text:p>
        </text:list-item>
        <text:list-item>
          <text:p text:style-name="P7">14h à 17h</text:p>
        </text:list-item>
      </text:list>
      <text:p text:style-name="Text_20_body">Le client doit être présent à l'adresse indiquée lors du créneau choisi.<text:line-break/>En cas d’absence ou d’erreur d’adresse, les produits étant périssables, <text:span text:style-name="Strong_20_Emphasis">aucun remboursement ne pourra être effectué</text:span>.</text:p>
      <text:p text:style-name="Horizontal_20_Line"/>
      <text:h text:style-name="Heading_20_2" text:outline-level="2">9. <text:span text:style-name="Strong_20_Emphasis">Produits frais et conservation</text:span></text:h>
      <text:p text:style-name="Text_20_body">SARL CHUN TIAN s’engage à garantir la fraîcheur des produits jusqu’à la livraison.<text:line-break/>À réception, le client devient responsable de la conservation des fruits, légumes et herbes fraîches.</text:p>
      <text:p text:style-name="Horizontal_20_Line"/>
      <text:h text:style-name="Heading_20_2" text:outline-level="2">10. <text:span text:style-name="Strong_20_Emphasis">Droit de rétractation</text:span></text:h>
      <text:h text:style-name="Heading_20_3" text:outline-level="3">❗ <text:span text:style-name="Strong_20_Emphasis">Absence de droit de rétractation</text:span></text:h>
      <text:p text:style-name="Text_20_body">Conformément à l’article L221-28 du Code de la consommation, le droit de rétractation ne s’applique <text:span text:style-name="Strong_20_Emphasis">pas</text:span> aux produits périssables tels que les fruits, légumes et herbes fraîches.</text:p>
      <text:p text:style-name="Text_20_body">Aucun retour ni remboursement n’est possible, sauf si le produit est livré abîmé ou non conforme.</text:p>
      <text:p text:style-name="Horizontal_20_Line"/>
      <text:h text:style-name="Heading_20_2" text:outline-level="2">11. <text:span text:style-name="Strong_20_Emphasis">Réclamations</text:span></text:h>
      <text:p text:style-name="Text_20_body">Toute réclamation concernant un produit abîmé, manquant ou non conforme doit être effectuée dans un délai de <text:span text:style-name="Strong_20_Emphasis">24 heures</text:span> après livraison, à l’adresse suivante :<text:line-break/>📩 <text:span text:style-name="Strong_20_Emphasis">chuntian94800@gmail.com</text:span></text:p>
      <text:p text:style-name="Text_20_body"><text:soft-page-break/>La réclamation doit être accompagnée de photos.<text:line-break/>SARL CHUN TIAN pourra proposer, selon les cas :</text:p>
      <text:list text:style-name="L5">
        <text:list-item>
          <text:p text:style-name="P8">un avoir,</text:p>
        </text:list-item>
        <text:list-item>
          <text:p text:style-name="P8">un remplacement,</text:p>
        </text:list-item>
        <text:list-item>
          <text:p text:style-name="P8">un remboursement partiel.</text:p>
        </text:list-item>
      </text:list>
      <text:p text:style-name="Horizontal_20_Line"/>
      <text:h text:style-name="Heading_20_2" text:outline-level="2">12. <text:span text:style-name="Strong_20_Emphasis">Garanties légales</text:span></text:h>
      <text:p text:style-name="Text_20_body">Les produits bénéficient :</text:p>
      <text:list text:style-name="L6">
        <text:list-item>
          <text:p text:style-name="P9">de la garantie légale de conformité,</text:p>
        </text:list-item>
        <text:list-item>
          <text:p text:style-name="P9">de la garantie contre les vices cachés.</text:p>
        </text:list-item>
      </text:list>
      <text:p text:style-name="Text_20_body">Dans le cadre de produits périssables, ces garanties s’appliquent dans les limites prévues par la loi.</text:p>
      <text:p text:style-name="Horizontal_20_Line"/>
      <text:h text:style-name="Heading_20_2" text:outline-level="2">13. <text:span text:style-name="Strong_20_Emphasis">Responsabilité</text:span></text:h>
      <text:p text:style-name="Text_20_body">SARL CHUN TIAN ne peut être tenue responsable :</text:p>
      <text:list text:style-name="L7">
        <text:list-item>
          <text:p text:style-name="P10">d’un mauvais stockage des produits après livraison,</text:p>
        </text:list-item>
        <text:list-item>
          <text:p text:style-name="P10">d’informations erronées fournies par le client,</text:p>
        </text:list-item>
        <text:list-item>
          <text:p text:style-name="P10">d’un retard dû à un cas de force majeure (intempéries, panne, grève…).</text:p>
        </text:list-item>
      </text:list>
      <text:p text:style-name="Horizontal_20_Line"/>
      <text:h text:style-name="Heading_20_2" text:outline-level="2">14. <text:span text:style-name="Strong_20_Emphasis">Protection des données personnelles</text:span></text:h>
      <text:p text:style-name="Text_20_body">Les données collectées sont nécessaires au traitement des commandes et à la livraison.<text:line-break/>SARL CHUN TIAN s’engage à ne pas les transmettre à des tiers non autorisés.<text:line-break/>Le client peut exercer ses droits (accès, rectification, suppression) via :<text:line-break/>📩 chuntian94800@gmail.com</text:p>
      <text:p text:style-name="Horizontal_20_Line"/>
      <text:h text:style-name="Heading_20_2" text:outline-level="2">15. <text:span text:style-name="Strong_20_Emphasis">Litiges et médiation</text:span></text:h>
      <text:p text:style-name="Text_20_body">En cas de litige, le client doit contacter en priorité le service client.<text:line-break/>Si aucun accord n'est trouvé, il peut saisir un médiateur de la consommation ou utiliser la plateforme européenne de règlement en ligne des litiges.</text:p>
      <text:p text:style-name="Text_20_body">Le droit applicable est le <text:span text:style-name="Strong_20_Emphasis">droit français</text:span>.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Mentions RGPD (confidentialité + cookies)</text:span></text:p>
      <text:p text:style-name="P2"><text:span text:style-name="T2"/></text:p>
      <text:h text:style-name="P1" text:outline-level="1"><text:span text:style-name="Strong_20_Emphasis"><text:span text:style-name="T2"/></text:span></text:h>
      <text:h text:style-name="P1" text:outline-level="1"><text:span text:style-name="Strong_20_Emphasis"><text:span text:style-name="T1">Politique de Confidentialité – Mentions RGPD</text:span></text:span></text:h>
      <text:p text:style-name="Text_20_body"><text:span text:style-name="Strong_20_Emphasis">chuntianprimeur.fr — SARL CHUN TIAN</text:span></text:p>
      <text:h text:style-name="Heading_20_2" text:outline-level="2">1. <text:span text:style-name="Strong_20_Emphasis">Identité du responsable du traitement</text:span></text:h>
      <text:p text:style-name="Text_20_body">Le responsable de la collecte et du traitement des données personnelles est :<text:line-break/><text:span text:style-name="Strong_20_Emphasis">SARL CHUN TIAN</text:span><text:line-break/>Adresse : 149 rue Jean Jaurès, 94800 Villejuif<text:line-break/>E-mail : chuntian94800@gmail.com<text:line-break/>Téléphone : 06 51 43 23 08</text:p>
      <text:p text:style-name="Horizontal_20_Line"/>
      <text:h text:style-name="Heading_20_2" text:outline-level="2">2. <text:span text:style-name="Strong_20_Emphasis">Données personnelles collectées</text:span></text:h>
      <text:p text:style-name="Text_20_body">Lors de l’utilisation du site chuntianprimeur.fr, les données suivantes peuvent être collectées :</text:p>
      <text:h text:style-name="Heading_20_3" text:outline-level="3"><text:span text:style-name="Strong_20_Emphasis">Lors d’une commande :</text:span></text:h>
      <text:list text:style-name="L8">
        <text:list-item>
          <text:p text:style-name="P11">Nom et prénom</text:p>
        </text:list-item>
        <text:list-item>
          <text:p text:style-name="P11">Adresse de livraison</text:p>
        </text:list-item>
        <text:list-item>
          <text:p text:style-name="P11">Adresse e-mail</text:p>
        </text:list-item>
        <text:list-item>
          <text:p text:style-name="P11">Numéro de téléphone</text:p>
        </text:list-item>
        <text:list-item>
          <text:p text:style-name="P11">Informations de paiement (gérées par un prestataire externe sécurisé, non stockées par nous)</text:p>
        </text:list-item>
      </text:list>
      <text:h text:style-name="Heading_20_3" text:outline-level="3"><text:span text:style-name="Strong_20_Emphasis">Lors d’une prise de contact :</text:span></text:h>
      <text:list text:style-name="L9">
        <text:list-item>
          <text:p text:style-name="P12">Nom</text:p>
        </text:list-item>
        <text:list-item>
          <text:p text:style-name="P12">E-mail</text:p>
        </text:list-item>
        <text:list-item>
          <text:p text:style-name="P12">Message</text:p>
        </text:list-item>
      </text:list>
      <text:h text:style-name="Heading_20_3" text:outline-level="3"><text:span text:style-name="Strong_20_Emphasis">Données techniques (non obligatoires) :</text:span></text:h>
      <text:list text:style-name="L10">
        <text:list-item>
          <text:p text:style-name="P13">Adresse IP</text:p>
        </text:list-item>
        <text:list-item>
          <text:p text:style-name="P13">Informations de navigation (cookies)</text:p>
        </text:list-item>
      </text:list>
      <text:p text:style-name="Horizontal_20_Line"/>
      <text:h text:style-name="Heading_20_2" text:outline-level="2"><text:soft-page-break/></text:h>
      <text:h text:style-name="Heading_20_2" text:outline-level="2">3. <text:span text:style-name="Strong_20_Emphasis">Finalités de la collecte</text:span></text:h>
      <text:p text:style-name="Text_20_body">Les données sont utilisées pour :</text:p>
      <text:list text:style-name="L11">
        <text:list-item>
          <text:p text:style-name="P14">gérer et préparer les commandes,</text:p>
        </text:list-item>
        <text:list-item>
          <text:p text:style-name="P14">effectuer les livraisons,</text:p>
        </text:list-item>
        <text:list-item>
          <text:p text:style-name="P14">communiquer avec le client (confirmation, suivi, questions),</text:p>
        </text:list-item>
        <text:list-item>
          <text:p text:style-name="P14">traiter les réclamations,</text:p>
        </text:list-item>
        <text:list-item>
          <text:p text:style-name="P14">assurer la facturation,</text:p>
        </text:list-item>
        <text:list-item>
          <text:p text:style-name="P14">améliorer le fonctionnement du site (analyse anonymisée).</text:p>
        </text:list-item>
      </text:list>
      <text:p text:style-name="Text_20_body">Aucune donnée n’est vendue ou cédée à des tiers.</text:p>
      <text:p text:style-name="Horizontal_20_Line"/>
      <text:h text:style-name="Heading_20_2" text:outline-level="2">4. <text:span text:style-name="Strong_20_Emphasis">Base légale du traitement</text:span></text:h>
      <text:p text:style-name="Text_20_body">Les traitements reposent sur :</text:p>
      <text:list text:style-name="L12">
        <text:list-item>
          <text:p text:style-name="P15"><text:span text:style-name="Strong_20_Emphasis">l’exécution du contrat</text:span> (commande, livraison),</text:p>
        </text:list-item>
        <text:list-item>
          <text:p text:style-name="P15"><text:span text:style-name="Strong_20_Emphasis">l’intérêt légitime</text:span> (amélioration du site),</text:p>
        </text:list-item>
        <text:list-item>
          <text:p text:style-name="P15"><text:span text:style-name="Strong_20_Emphasis">le consentement</text:span> (cookies, newsletter si un jour tu en ajoutes),</text:p>
        </text:list-item>
        <text:list-item>
          <text:p text:style-name="P15"><text:span text:style-name="Strong_20_Emphasis">les obligations légales</text:span> (facturation, lutte contre la fraude).</text:p>
        </text:list-item>
      </text:list>
      <text:p text:style-name="Horizontal_20_Line"/>
      <text:h text:style-name="Heading_20_2" text:outline-level="2">5. <text:span text:style-name="Strong_20_Emphasis">Destinataires des données</text:span></text:h>
      <text:p text:style-name="Text_20_body">Les données sont uniquement accessibles à :</text:p>
      <text:list text:style-name="L13">
        <text:list-item>
          <text:p text:style-name="P16">SARL CHUN TIAN,</text:p>
        </text:list-item>
        <text:list-item>
          <text:p text:style-name="P16">notre prestataire de paiement sécurisé (Stripe/PayPal ou autre),</text:p>
        </text:list-item>
        <text:list-item>
          <text:p text:style-name="P16">notre hébergeur du site web.</text:p>
        </text:list-item>
      </text:list>
      <text:p text:style-name="Text_20_body">Aucun transfert des données hors UE n’est effectué, sauf si le prestataire de paiement l’impose, avec garanties RGPD.</text:p>
      <text:h text:style-name="Heading_20_2" text:outline-level="2">6. <text:span text:style-name="Strong_20_Emphasis">Durée de conservation</text:span></text:h>
      <text:list text:style-name="L14">
        <text:list-item>
          <text:p text:style-name="P17">Données de commande : <text:span text:style-name="Strong_20_Emphasis">6 ans</text:span> (obligation légale de facturation)</text:p>
        </text:list-item>
        <text:list-item>
          <text:p text:style-name="P17">Données de livraison : <text:span text:style-name="Strong_20_Emphasis">le temps nécessaire au suivi de la commande</text:span></text:p>
        </text:list-item>
        <text:list-item>
          <text:p text:style-name="P17">Emails de contact : <text:span text:style-name="Strong_20_Emphasis">12 mois</text:span></text:p>
        </text:list-item>
        <text:list-item>
          <text:p text:style-name="P17">Cookies : <text:span text:style-name="Strong_20_Emphasis">6 à 13 mois</text:span> selon leur type</text:p>
        </text:list-item>
      </text:list>
      <text:p text:style-name="Horizontal_20_Line"><text:soft-page-break/></text:p>
      <text:h text:style-name="Heading_20_2" text:outline-level="2">7. <text:span text:style-name="Strong_20_Emphasis">Sécurité des données</text:span></text:h>
      <text:p text:style-name="Text_20_body">SARL CHUN TIAN met en place toutes les mesures techniques et organisationnelles nécessaires pour protéger les données :</text:p>
      <text:list text:style-name="L15">
        <text:list-item>
          <text:p text:style-name="P18">stockage sécurisé,</text:p>
        </text:list-item>
        <text:list-item>
          <text:p text:style-name="P18">chiffrement des paiements (via prestataire),</text:p>
        </text:list-item>
        <text:list-item>
          <text:p text:style-name="P18">accès limité aux personnes autorisées,</text:p>
        </text:list-item>
        <text:list-item>
          <text:p text:style-name="P18">protections anti-intrusion via l’hébergeur du site.</text:p>
        </text:list-item>
      </text:list>
      <text:p text:style-name="Horizontal_20_Line"/>
      <text:h text:style-name="Heading_20_2" text:outline-level="2">8. <text:span text:style-name="Strong_20_Emphasis">Droits des utilisateurs</text:span></text:h>
      <text:p text:style-name="Text_20_body">Conformément au RGPD, tout utilisateur dispose des droits suivants :</text:p>
      <text:list text:style-name="L16">
        <text:list-item>
          <text:p text:style-name="P19"><text:span text:style-name="Strong_20_Emphasis">Droit d’accès</text:span> à ses données</text:p>
        </text:list-item>
        <text:list-item>
          <text:p text:style-name="P19"><text:span text:style-name="Strong_20_Emphasis">Droit de rectification</text:span></text:p>
        </text:list-item>
        <text:list-item>
          <text:p text:style-name="P19"><text:span text:style-name="Strong_20_Emphasis">Droit d’effacement</text:span></text:p>
        </text:list-item>
        <text:list-item>
          <text:p text:style-name="P19"><text:span text:style-name="Strong_20_Emphasis">Droit à la limitation du traitement</text:span></text:p>
        </text:list-item>
        <text:list-item>
          <text:p text:style-name="P19"><text:span text:style-name="Strong_20_Emphasis">Droit d’opposition</text:span></text:p>
        </text:list-item>
        <text:list-item>
          <text:p text:style-name="P19"><text:span text:style-name="Strong_20_Emphasis">Droit à la portabilité</text:span></text:p>
        </text:list-item>
        <text:list-item>
          <text:p text:style-name="P19"><text:span text:style-name="Strong_20_Emphasis">Droit de retirer son consentement</text:span> (cookies, newsletter)</text:p>
        </text:list-item>
      </text:list>
      <text:p text:style-name="Text_20_body">Pour exercer ces droits :<text:line-break/>📩 <text:span text:style-name="Strong_20_Emphasis">chuntian94800@gmail.com</text:span></text:p>
      <text:p text:style-name="Text_20_body">SARL CHUN TIAN répondra sous <text:span text:style-name="Strong_20_Emphasis">30 jours</text:span>.</text:p>
      <text:p text:style-name="Horizontal_20_Line"/>
      <text:h text:style-name="Heading_20_2" text:outline-level="2">9. <text:span text:style-name="Strong_20_Emphasis">Cookies</text:span></text:h>
      <text:p text:style-name="Text_20_body">Le site chuntianprimeur.fr utilise des cookies pour :</text:p>
      <text:list text:style-name="L17">
        <text:list-item>
          <text:p text:style-name="P20">assurer le bon fonctionnement du panier,</text:p>
        </text:list-item>
        <text:list-item>
          <text:p text:style-name="P20">mesurer l’audience (statistiques anonymes),</text:p>
        </text:list-item>
        <text:list-item>
          <text:p text:style-name="P20">améliorer l’expérience utilisateur.</text:p>
        </text:list-item>
      </text:list>
      <text:p text:style-name="Text_20_body">Un bandeau d’information apparaît lors de la première visite afin de recueillir (ou refuser) le consentement de l’utilisateur, sauf pour les cookies strictement nécessaires.</text:p>
      <text:p text:style-name="Horizontal_20_Line"/>
      <text:h text:style-name="Heading_20_2" text:outline-level="2"><text:soft-page-break/></text:h>
      <text:h text:style-name="Heading_20_2" text:outline-level="2">10. <text:span text:style-name="Strong_20_Emphasis">Sous-traitants</text:span></text:h>
      <text:p text:style-name="Text_20_body">Les sous-traitants pouvant traiter des données sont :</text:p>
      <text:list text:style-name="L18">
        <text:list-item>
          <text:p text:style-name="P21"><text:span text:style-name="Strong_20_Emphasis">Hébergeur du site web</text:span></text:p>
        </text:list-item>
        <text:list-item>
          <text:p text:style-name="P21"><text:span text:style-name="Strong_20_Emphasis">Prestataire de paiement sécurisé (CB)</text:span></text:p>
        </text:list-item>
        <text:list-item>
          <text:p text:style-name="P21">Plateforme e-commerce utilisée si applicable</text:p>
        </text:list-item>
      </text:list>
      <text:p text:style-name="Text_20_body">Ils respectent les obligations du RGPD et ne traitent les données qu'à des fins techniques.</text:p>
      <text:p text:style-name="Horizontal_20_Line"/>
      <text:h text:style-name="Heading_20_2" text:outline-level="2">11. <text:span text:style-name="Strong_20_Emphasis">Réclamation auprès de la CNIL</text:span></text:h>
      <text:p text:style-name="Text_20_body">Si un utilisateur estime que ses droits ne sont pas respectés, il peut saisir :</text:p>
      <text:p text:style-name="Text_20_body"><text:span text:style-name="Strong_20_Emphasis">CNIL – Commission Nationale de l’Informatique et des Libertés</text:span><text:line-break/>Site : cnil.fr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roboto-bold" svg:font-family="roboto-bo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4T23:41:40.357000000</meta:creation-date>
    <dc:date>2025-11-25T00:42:04.615000000</dc:date>
    <meta:editing-duration>PT1H24S</meta:editing-duration>
    <meta:editing-cycles>1</meta:editing-cycles>
    <meta:document-statistic meta:table-count="0" meta:image-count="0" meta:object-count="0" meta:page-count="8" meta:paragraph-count="149" meta:word-count="1268" meta:character-count="7859" meta:non-whitespace-character-count="6796"/>
    <meta:generator>LibreOffice/7.6.7.2$Windows_X86_64 LibreOffice_project/dd47e4b30cb7dab30588d6c79c651f218165e3c5</meta:generator>
  </office:meta>
</office:document-meta>
</file>